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5.094cm" table:align="left"/>
    </style:style>
    <style:style style:name="Tableau1.A" style:family="table-column">
      <style:table-column-properties style:column-width="2.494cm"/>
    </style:style>
    <style:style style:name="Tableau1.B" style:family="table-column">
      <style:table-column-properties style:column-width="2.6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P1" style:family="paragraph" style:parent-style-name="Standard" style:master-page-name="">
      <style:paragraph-properties fo:margin-left="0cm" fo:margin-right="0cm" style:line-height-at-least="0.4cm" fo:text-indent="0cm" style:auto-text-indent="false" style:page-number="auto"/>
      <style:text-properties fo:color="#000000" loext:opacity="100%" style:font-name="Consolas" fo:font-size="8pt" fo:font-weight="normal" fo:background-color="#ffffff" style:font-size-asian="8pt" style:font-size-complex="8pt"/>
    </style:style>
    <style:style style:name="P2" style:family="paragraph" style:parent-style-name="Standard" style:master-page-name="">
      <style:paragraph-properties fo:margin-left="0cm" fo:margin-right="0cm" style:line-height-at-least="0.4cm" fo:text-align="start" style:justify-single-word="false" fo:text-indent="0cm" style:auto-text-indent="false" style:page-number="auto"/>
      <style:text-properties fo:color="#000000" loext:opacity="100%" style:font-name="Consolas" fo:font-size="8pt" fo:font-weight="normal" officeooo:paragraph-rsid="00032cf7" fo:background-color="#ffffff" style:font-size-asian="8pt" style:font-size-complex="8pt"/>
    </style:style>
    <style:style style:name="P3" style:family="paragraph" style:parent-style-name="Standard">
      <style:paragraph-properties fo:margin-left="0cm" fo:margin-right="0cm" style:line-height-at-least="0.4cm" fo:text-align="start" style:justify-single-word="false" fo:text-indent="0cm" style:auto-text-indent="false"/>
      <style:text-properties fo:color="#000000" loext:opacity="100%" style:font-name="Consolas" fo:font-size="8pt" fo:font-weight="normal" officeooo:paragraph-rsid="00032cf7" fo:background-color="#ffffff" style:font-size-asian="8pt" style:font-size-complex="8pt"/>
    </style:style>
    <style:style style:name="P4" style:family="paragraph" style:parent-style-name="Standard">
      <style:paragraph-properties style:line-height-at-least="0.503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02af27"/>
    </style:style>
    <style:style style:name="T4" style:family="text">
      <style:text-properties fo:font-weight="bold" officeooo:rsid="0002af27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/>
      </text:section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"><text:span text:style-name="T1">W</text:span> : <text:span text:style-name="T2">5V</text:span> DC</text:p>
            <text:p text:style-name="P3"><text:span text:style-name="T1">U</text:span> : GND</text:p>
            <text:p text:style-name="P3"><text:span text:style-name="T1">S+Q</text:span> : button</text:p>
            <text:p text:style-name="P3"><text:span text:style-name="T1">O</text:span>: enc GND</text:p>
            <text:p text:style-name="P3"><text:span text:style-name="T1">M</text:span>: enc <text:span text:style-name="T2">5V</text:span></text:p>
            <text:p text:style-name="P3"><text:span text:style-name="T1">K</text:span>: enc Z</text:p>
            <text:p text:style-name="P3"><text:span text:style-name="T1">I</text:span>: enc B</text:p>
            <text:p text:style-name="P3"><text:span text:style-name="T1">G</text:span>: enc A</text:p>
            <text:p text:style-name="P3"><text:span text:style-name="T1">E</text:span>: enc shield</text:p>
          </table:table-cell>
          <table:table-cell table:style-name="Tableau1.B1" office:value-type="string">
            <text:p text:style-name="P3"><text:span text:style-name="T1">J2:</text:span> <text:span text:style-name="T3">SHD</text:span>-to-GND</text:p>
            <text:p text:style-name="P3">J1/<text:span text:style-name="T1">08</text:span>: ICP RST</text:p>
            <text:p text:style-name="P3">J1/<text:span text:style-name="T1">0</text:span><text:span text:style-name="T4">7</text:span>: ICP RX</text:p>
            <text:p text:style-name="P3">J1/<text:span text:style-name="T1">0</text:span><text:span text:style-name="T4">6</text:span>: ICP TX</text:p>
            <text:p text:style-name="P3">J1/<text:span text:style-name="T1">0</text:span><text:span text:style-name="T4">5</text:span>: ICP <text:span text:style-name="T2">5V</text:span></text:p>
            <text:p text:style-name="P3">J1/<text:span text:style-name="T1">0</text:span><text:span text:style-name="T4">4</text:span>: ICP GND</text:p>
            <text:p text:style-name="P3"/>
            <text:p text:style-name="P3">H1/<text:span text:style-name="T1">col_u</text:span>: DBG</text:p>
            <text:p text:style-name="P3">H1/<text:span text:style-name="T1">other</text:span>: GND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15:48:04.253906900</meta:creation-date>
    <meta:print-date>2025-09-24T15:53:58.072771300</meta:print-date>
    <dc:date>2025-09-24T15:58:15.053086300</dc:date>
    <meta:editing-duration>PT10M10S</meta:editing-duration>
    <meta:editing-cycles>3</meta:editing-cycles>
    <meta:generator>LibreOffice/25.8.1.1$Windows_X86_64 LibreOffice_project/54047653041915e595ad4e45cccea684809c77b5</meta:generator>
    <meta:document-statistic meta:table-count="1" meta:image-count="0" meta:object-count="0" meta:page-count="1" meta:paragraph-count="17" meta:word-count="49" meta:character-count="191" meta:non-whitespace-character-count="159"/>
  </office:meta>
</office:document-meta>
</file>